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1.032cm" fo:line-height="100%" fo:margin-left="-1.296cm" style:writing-mode="lr-tb"/>
    </style:style>
    <style:style style:name="T1_1" style:family="text">
      <style:text-properties style:font-name="Maven Pro" style:font-name-asian="Maven Pro" style:font-name-complex="Maven Pro"/>
    </style:style>
    <style:style style:name="T1_2" style:family="text">
      <style:text-properties style:font-name="Maven Pro" style:font-name-asian="Maven Pro" style:font-name-complex="Maven Pro"/>
    </style:style>
    <style:style style:name="T1_3" style:family="text">
      <style:text-properties style:font-name="Maven Pro" style:font-name-asian="Maven Pro" style:font-name-complex="Maven Pro"/>
    </style:style>
    <style:style style:name="T1_4" style:family="text">
      <style:text-properties style:font-name="Maven Pro" style:font-name-asian="Maven Pro" style:font-name-complex="Maven Pro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border-bottom="#808080 0.053cm solid" fo:margin-left="-1.032cm" fo:margin-right="-1.032cm" style:writing-mode="lr-tb"/>
    </style:style>
    <style:style style:name="T2_1" style:family="text"/>
    <style:style style:name="T2_2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3" style:family="text"/>
    <style:style style:name="T2_4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5" style:family="text"/>
    <style:style style:name="T2_6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7" style:family="text"/>
    <style:style style:name="T2_8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9" style:family="text"/>
    <style:style style:name="T2_10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11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2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3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4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5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6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7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P3" style:family="paragraph" style:parent-style-name="Standard">
      <style:paragraph-properties fo:text-align="center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4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5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5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5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6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7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7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7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8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8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9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10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10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1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2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3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3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4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4_2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4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5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5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6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17" style:family="paragraph" style:parent-style-name="Standard">
      <style:paragraph-properties fo:text-align="justify" fo:break-before="auto" fo:text-indent="-1.032cm" fo:line-height="100%" fo:margin-right="-1.032cm" style:writing-mode="lr-tb"/>
    </style:style>
    <style:style style:name="T17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17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17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17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17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17_6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18_3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18_3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18_3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18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9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9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0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0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0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0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1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1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1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1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7" style:family="text"/>
    <style:style style:name="T22_3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39" style:family="text"/>
    <style:style style:name="T22_4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41" style:family="text"/>
    <style:style style:name="T22_4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43" style:family="text"/>
    <style:style style:name="T22_4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45" style:family="text"/>
    <style:style style:name="T22_4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47" style:family="text"/>
    <style:style style:name="T22_4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49" style:family="text"/>
    <style:style style:name="T22_5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2_5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P2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3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3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3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3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3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7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1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19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4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5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2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5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6" style:family="paragraph" style:parent-style-name="Standard">
      <style:paragraph-properties fo:text-align="justify" fo:break-before="auto" fo:line-height="100%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27" style:family="paragraph" style:parent-style-name="Standard">
      <style:paragraph-properties fo:text-align="justify" fo:break-before="auto" fo:line-height="100%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28" style:family="paragraph" style:parent-style-name="Standard">
      <style:paragraph-properties fo:text-align="justify" fo:break-before="auto" fo:line-height="100%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29" style:family="paragraph" style:parent-style-name="Standard">
      <style:paragraph-properties fo:text-align="justify" fo:break-before="auto" fo:line-height="100%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30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0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0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1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1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1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2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33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3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3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3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3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3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4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5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7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8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9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40" style:family="paragraph" style:parent-style-name="Standard">
      <style:paragraph-properties fo:text-align="justify" fo:break-before="auto" fo:text-indent="0cm" fo:line-height="100%" fo:margin-left="-1.296cm" fo:margin-right="-1.032cm" style:writing-mode="lr-tb"/>
    </style:style>
    <style:style style:name="T40_1" style:family="text">
      <style:text-properties style:font-name="Maven Pro" style:font-name-asian="Maven Pro" style:font-name-complex="Maven Pro"/>
    </style:style>
    <style:style style:name="T40_2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40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0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0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1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1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1_3" style:family="text"/>
    <style:style style:name="T41_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5" style:family="text"/>
    <style:style style:name="T41_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7" style:family="text"/>
    <style:style style:name="T41_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9" style:family="text"/>
    <style:style style:name="T41_1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11" style:family="text"/>
    <style:style style:name="T41_1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13" style:family="text"/>
    <style:style style:name="T41_1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1_15" style:family="text"/>
    <style:style style:name="T41_1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2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2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3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5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4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4" style:family="text">
      <style:text-properties style:font-name="Maven Pro" fo:font-size="12pt" style:font-name-asian="Maven Pro" style:font-size-asian="12pt" style:font-name-complex="Maven Pro" style:font-size-complex="12pt"/>
    </style:style>
  </office:automatic-styles>
  <office:body>
    <office:text>
      <text:p text:style-name="P1"><text:bookmark-start text:name="h.n839fdmpzb09"/><text:bookmark-end text:name="h.n839fdmpzb09"/><text:span text:style-name="T1_1"><text:s text:c="5"/></text:span><text:span text:style-name="T1_2">Sricharan</text:span><text:span text:style-name="T1_3"><text:s/></text:span><text:span text:style-name="T1_4">Chiruvolu</text:span></text:p>
      <text:p text:style-name="P2"><text:span text:style-name="T2_1"><text:a xlink:type="simple" xlink:href="http://sricharan.xyz"><text:span text:style-name="T2_2">http</text:span></text:a></text:span><text:span text:style-name="T2_3"><text:a xlink:type="simple" xlink:href="http://sricharan.xyz"><text:span text:style-name="T2_4">://</text:span></text:a></text:span><text:span text:style-name="T2_5"><text:a xlink:type="simple" xlink:href="http://sricharan.xyz"><text:span text:style-name="T2_6">sricharan</text:span></text:a></text:span><text:span text:style-name="T2_7"><text:a xlink:type="simple" xlink:href="http://sricharan.xyz"><text:span text:style-name="T2_8">.</text:span></text:a></text:span><text:span text:style-name="T2_9"><text:a xlink:type="simple" xlink:href="http://sricharan.xyz"><text:span text:style-name="T2_10">xyz</text:span></text:a></text:span><text:span text:style-name="T2_11"><text:s/>|<text:s text:c="2"/></text:span><text:span text:style-name="T2_12">mail</text:span><text:span text:style-name="T2_13">@</text:span><text:span text:style-name="T2_14">sricharan</text:span><text:span text:style-name="T2_15">.</text:span><text:span text:style-name="T2_16">xyz</text:span><text:span text:style-name="T2_17"><text:s/>|<text:s/>+91<text:s/>9035<text:s/>886166</text:span></text:p>
      <text:p text:style-name="P3"/>
      <text:p text:style-name="P4"/>
      <text:p text:style-name="P5"><text:span text:style-name="T5_1">I</text:span><text:span text:style-name="T5_2">nterests</text:span></text:p>
      <text:list text:style-name="LS1" xml:id="list0">
        <text:list-item>
          <text:p text:style-name="P6"><text:span text:style-name="T6_1">Website</text:span><text:span text:style-name="T6_2"><text:s/></text:span><text:span text:style-name="T6_3">design</text:span><text:span text:style-name="T6_4"><text:s/></text:span><text:span text:style-name="T6_5">and</text:span><text:span text:style-name="T6_6"><text:s/></text:span><text:span text:style-name="T6_7">development</text:span></text:p>
        </text:list-item>
        <text:list-item>
          <text:p text:style-name="P7"><text:span text:style-name="T7_1">Application</text:span><text:span text:style-name="T7_2"><text:s/></text:span><text:span text:style-name="T7_3">development</text:span></text:p>
        </text:list-item>
        <text:list-item>
          <text:p text:style-name="P8"><text:span text:style-name="T8_1">Free</text:span><text:span text:style-name="T8_2"><text:s/></text:span><text:span text:style-name="T8_3">and</text:span><text:span text:style-name="T8_4"><text:s/></text:span><text:span text:style-name="T8_5">open</text:span><text:span text:style-name="T8_6">-</text:span><text:span text:style-name="T8_7">source</text:span><text:span text:style-name="T8_8"><text:s/></text:span><text:span text:style-name="T8_9">software</text:span></text:p>
        </text:list-item>
      </text:list>
      <text:p text:style-name="P9"/>
      <text:p text:style-name="P10"><text:span text:style-name="T10_1">E</text:span><text:span text:style-name="T10_2">ducation</text:span></text:p>
      <text:list text:style-name="LS2" xml:id="list3">
        <text:list-item>
          <text:p text:style-name="P11"><text:span text:style-name="T11_1">Pursing</text:span><text:span text:style-name="T11_2"><text:s/></text:span><text:span text:style-name="T11_3">B</text:span><text:span text:style-name="T11_4">.</text:span><text:span text:style-name="T11_5">Tech</text:span><text:span text:style-name="T11_6"><text:s/></text:span><text:span text:style-name="T11_7">in</text:span><text:span text:style-name="T11_8"><text:s/></text:span><text:span text:style-name="T11_9">Computer</text:span><text:span text:style-name="T11_10"><text:s/></text:span><text:span text:style-name="T11_11">Science</text:span><text:span text:style-name="T11_12"><text:s/></text:span><text:span text:style-name="T11_13">and</text:span><text:span text:style-name="T11_14"><text:s/></text:span><text:span text:style-name="T11_15">Engineering</text:span><text:span text:style-name="T11_16">,<text:s/></text:span><text:span text:style-name="T11_17">at</text:span><text:span text:style-name="T11_18"><text:s/></text:span><text:span text:style-name="T11_19">Amrita</text:span><text:span text:style-name="T11_20"><text:s/></text:span><text:span text:style-name="T11_21">School</text:span><text:span text:style-name="T11_22"><text:s/></text:span><text:span text:style-name="T11_23">of</text:span><text:span text:style-name="T11_24"><text:s/></text:span><text:span text:style-name="T11_25">Engineering</text:span><text:span text:style-name="T11_26">,<text:s/></text:span><text:span text:style-name="T11_27">Bangalore</text:span><text:span text:style-name="T11_28">,<text:s/></text:span><text:span text:style-name="T11_29">IN</text:span><text:span text:style-name="T11_30">.</text:span></text:p>
          <text:list>
            <text:list-item>
              <text:p text:style-name="P12"><text:span text:style-name="T12_1">Current</text:span><text:span text:style-name="T12_2"><text:s/></text:span><text:span text:style-name="T12_3">CGPA</text:span><text:span text:style-name="T12_4"><text:s/>(</text:span><text:span text:style-name="T12_5">upto</text:span><text:span text:style-name="T12_6"><text:s/>6</text:span><text:span text:style-name="T12_7">th</text:span><text:span text:style-name="T12_8"><text:s/></text:span><text:span text:style-name="T12_9">semester</text:span><text:span text:style-name="T12_10">):<text:s/></text:span><text:span text:style-name="T12_11">8.71/<text:s/>10.00.</text:span></text:p>
            </text:list-item>
            <text:list-item>
              <text:p text:style-name="P13"><text:span text:style-name="T13_1">Expected</text:span><text:span text:style-name="T13_2"><text:s/></text:span><text:span text:style-name="T13_3">year</text:span><text:span text:style-name="T13_4"><text:s/></text:span><text:span text:style-name="T13_5">of</text:span><text:span text:style-name="T13_6"><text:s/></text:span><text:span text:style-name="T13_7">graduation</text:span><text:span text:style-name="T13_8">:<text:s/>2016</text:span></text:p>
            </text:list-item>
          </text:list>
        </text:list-item>
        <text:list-item>
          <text:p text:style-name="P14"><text:span text:style-name="T14_1">Passed</text:span><text:span text:style-name="T14_2"><text:s/></text:span><text:span text:style-name="T14_3">Class</text:span><text:span text:style-name="T14_4"><text:s/>12<text:s/></text:span><text:span text:style-name="T14_5">from</text:span><text:span text:style-name="T14_6"><text:s/></text:span><text:span text:style-name="T14_7">NRI</text:span><text:span text:style-name="T14_8"><text:s/></text:span><text:span text:style-name="T14_9">Junior</text:span><text:span text:style-name="T14_10"><text:s/></text:span><text:span text:style-name="T14_11">college</text:span><text:span text:style-name="T14_12">,<text:s/></text:span><text:span text:style-name="T14_13">Hyderabad</text:span><text:span text:style-name="T14_14"><text:s/></text:span><text:span text:style-name="T14_15">with</text:span><text:span text:style-name="T14_16"><text:s/></text:span><text:span text:style-name="T14_17">percentage</text:span><text:span text:style-name="T14_18"><text:s/></text:span><text:span text:style-name="T14_19">of</text:span><text:span text:style-name="T14_20"><text:s/></text:span><text:span text:style-name="T14_21">91.8%</text:span><text:span text:style-name="T14_22">.</text:span></text:p>
        </text:list-item>
        <text:list-item>
          <text:p text:style-name="P15"><text:span text:style-name="T15_1">Passed</text:span><text:span text:style-name="T15_2"><text:s/></text:span><text:span text:style-name="T15_3">Class</text:span><text:span text:style-name="T15_4"><text:s/>10<text:s/></text:span><text:span text:style-name="T15_5">from</text:span><text:span text:style-name="T15_6"><text:s/></text:span><text:span text:style-name="T15_7">Kendriya</text:span><text:span text:style-name="T15_8"><text:s/></text:span><text:span text:style-name="T15_9">Vidyalaya</text:span><text:span text:style-name="T15_10">,<text:s/></text:span><text:span text:style-name="T15_11">Hyderabad</text:span><text:span text:style-name="T15_12"><text:s/></text:span><text:span text:style-name="T15_13">with</text:span><text:span text:style-name="T15_14"><text:s/></text:span><text:span text:style-name="T15_15">CGPA</text:span><text:span text:style-name="T15_16"><text:s/></text:span><text:span text:style-name="T15_17">of</text:span><text:span text:style-name="T15_18"><text:s/></text:span><text:span text:style-name="T15_19">9.60/<text:s/>10.00</text:span><text:span text:style-name="T15_20">.</text:span></text:p>
        </text:list-item>
      </text:list>
      <text:p text:style-name="P16"/>
      <text:p text:style-name="P17"><text:span text:style-name="T17_1">P</text:span><text:span text:style-name="T17_2">rojects</text:span><text:span text:style-name="T17_3"><text:s/></text:span><text:span text:style-name="T17_4">and</text:span><text:span text:style-name="T17_5"><text:s/></text:span><text:span text:style-name="T17_6">Internships</text:span></text:p>
      <text:list text:style-name="LS3" xml:id="list8">
        <text:list-item>
          <text:p text:style-name="P18"><text:span text:style-name="T18_1">Google</text:span><text:span text:style-name="T18_2"><text:s/></text:span><text:span text:style-name="T18_3">Summer</text:span><text:span text:style-name="T18_4"><text:s/></text:span><text:span text:style-name="T18_5">of</text:span><text:span text:style-name="T18_6"><text:s/></text:span><text:span text:style-name="T18_7">Code</text:span><text:span text:style-name="T18_8">’15</text:span><text:span text:style-name="T18_9">:<text:s/></text:span><text:span text:style-name="T18_10">Accepted</text:span><text:span text:style-name="T18_11"><text:s/></text:span><text:span text:style-name="T18_12">for</text:span><text:span text:style-name="T18_13"><text:s/></text:span><text:span text:style-name="T18_14">GSoC</text:span><text:span text:style-name="T18_15">’15<text:s/></text:span><text:span text:style-name="T18_16">program</text:span><text:span text:style-name="T18_17">.<text:s/></text:span><text:span text:style-name="T18_18">Assigned</text:span><text:span text:style-name="T18_19"><text:s/></text:span><text:span text:style-name="T18_20">to</text:span><text:span text:style-name="T18_21"><text:s/></text:span><text:span text:style-name="T18_22">write</text:span><text:span text:style-name="T18_23"><text:s/></text:span><text:span text:style-name="T18_24">open</text:span><text:span text:style-name="T18_25">-</text:span><text:span text:style-name="T18_26">source</text:span><text:span text:style-name="T18_27"><text:s/></text:span><text:span text:style-name="T18_28">code</text:span><text:span text:style-name="T18_29"><text:s/></text:span><text:span text:style-name="T18_30">for</text:span><text:span text:style-name="T18_31"><text:s/></text:span><text:span text:style-name="T18_32">Copyleft</text:span><text:span text:style-name="T18_33"><text:s/></text:span><text:span text:style-name="T18_34">Games</text:span><text:span text:style-name="T18_35"><text:s/></text:span><text:span text:style-name="T18_36">in</text:span><text:span text:style-name="T18_37"><text:s/></text:span><text:span text:style-name="T18_38">association</text:span><text:span text:style-name="T18_39"><text:s/></text:span><text:span text:style-name="T18_40">with</text:span><text:span text:style-name="T18_41"><text:s/></text:span><text:span text:style-name="T18_42">Google</text:span><text:span text:style-name="T18_43"><text:s/></text:span><text:span text:style-name="T18_44">Inc</text:span><text:span text:style-name="T18_45">.<text:s/></text:span><text:span text:style-name="T18_46">The</text:span><text:span text:style-name="T18_47"><text:s/></text:span><text:span text:style-name="T18_48">goal</text:span><text:span text:style-name="T18_49"><text:s/></text:span><text:span text:style-name="T18_50">of</text:span><text:span text:style-name="T18_51"><text:s/></text:span><text:span text:style-name="T18_52">this</text:span><text:span text:style-name="T18_53"><text:s/></text:span><text:span text:style-name="T18_54">project</text:span><text:span text:style-name="T18_55"><text:s/></text:span><text:span text:style-name="T18_56">was</text:span><text:span text:style-name="T18_57"><text:s/></text:span><text:span text:style-name="T18_58">to</text:span><text:span text:style-name="T18_59"><text:s/></text:span><text:span text:style-name="T18_60">improve</text:span><text:span text:style-name="T18_61"><text:s/></text:span><text:span text:style-name="T18_62">the</text:span><text:span text:style-name="T18_63"><text:s/></text:span><text:span text:style-name="T18_64">lighting</text:span><text:span text:style-name="T18_65"><text:s/></text:span><text:span text:style-name="T18_66">system</text:span><text:span text:style-name="T18_67"><text:s/></text:span><text:span text:style-name="T18_68">of</text:span><text:span text:style-name="T18_69"><text:s/></text:span><text:span text:style-name="T18_70">Pysoy</text:span><text:span text:style-name="T18_71">,<text:s/></text:span><text:span text:style-name="T18_72">with</text:span><text:span text:style-name="T18_73"><text:s/></text:span><text:span text:style-name="T18_74">support</text:span><text:span text:style-name="T18_75"><text:s/></text:span><text:span text:style-name="T18_76">for</text:span><text:span text:style-name="T18_77"><text:s/></text:span><text:span text:style-name="T18_78">Point</text:span><text:span text:style-name="T18_79">,<text:s/></text:span><text:span text:style-name="T18_80">directional</text:span><text:span text:style-name="T18_81">,<text:s/></text:span><text:span text:style-name="T18_82">spot</text:span><text:span text:style-name="T18_83"><text:s/></text:span><text:span text:style-name="T18_84">and</text:span><text:span text:style-name="T18_85"><text:s/></text:span><text:span text:style-name="T18_86">ambient</text:span><text:span text:style-name="T18_87"><text:s/></text:span><text:span text:style-name="T18_88">lights</text:span><text:span text:style-name="T18_89">.<text:s/></text:span><text:span text:style-name="T18_90">The</text:span><text:span text:style-name="T18_91"><text:s/></text:span><text:span text:style-name="T18_92">project</text:span><text:span text:style-name="T18_93"><text:s/></text:span><text:span text:style-name="T18_94">was</text:span><text:span text:style-name="T18_95"><text:s/></text:span><text:span text:style-name="T18_96">also</text:span><text:span text:style-name="T18_97"><text:s/></text:span><text:span text:style-name="T18_98">aimed</text:span><text:span text:style-name="T18_99"><text:s/></text:span><text:span text:style-name="T18_100">to</text:span><text:span text:style-name="T18_101"><text:s/></text:span><text:span text:style-name="T18_102">implement</text:span><text:span text:style-name="T18_103"><text:s/></text:span><text:span text:style-name="T18_104">an</text:span><text:span text:style-name="T18_105"><text:s/></text:span><text:span text:style-name="T18_106">optimized</text:span><text:span text:style-name="T18_107"><text:s/></text:span><text:span text:style-name="T18_108">shadow</text:span><text:span text:style-name="T18_109"><text:s/></text:span><text:span text:style-name="T18_110">mapping</text:span><text:span text:style-name="T18_111"><text:s/></text:span><text:span text:style-name="T18_112">mechanism</text:span><text:span text:style-name="T18_113">(</text:span><text:span text:style-name="T18_114">CSM</text:span><text:span text:style-name="T18_115"><text:s/></text:span><text:span text:style-name="T18_116">based</text:span><text:span text:style-name="T18_117">)<text:s/></text:span><text:span text:style-name="T18_118">with</text:span><text:span text:style-name="T18_119"><text:s/></text:span><text:span text:style-name="T18_120">an</text:span><text:span text:style-name="T18_121"><text:s/></text:span><text:span text:style-name="T18_122">option</text:span><text:span text:style-name="T18_123"><text:s/></text:span><text:span text:style-name="T18_124">to</text:span><text:span text:style-name="T18_125"><text:s/></text:span><text:span text:style-name="T18_126">toggle</text:span><text:span text:style-name="T18_127"><text:s/></text:span><text:span text:style-name="T18_128">it</text:span><text:span text:style-name="T18_129"><text:s/></text:span><text:span text:style-name="T18_130">based</text:span><text:span text:style-name="T18_131"><text:s/></text:span><text:span text:style-name="T18_132">on</text:span><text:span text:style-name="T18_133"><text:s/></text:span><text:span text:style-name="T18_134">the</text:span><text:span text:style-name="T18_135"><text:s/></text:span><text:span text:style-name="T18_136">GPU</text:span><text:span text:style-name="T18_137"><text:s/></text:span><text:span text:style-name="T18_138">system</text:span><text:span text:style-name="T18_139"><text:s/></text:span><text:span text:style-name="T18_140">used</text:span><text:span text:style-name="T18_141">.</text:span></text:p>
        </text:list-item>
        <text:list-item>
          <text:p text:style-name="P19"><text:span text:style-name="T19_1">RayBox</text:span><text:span text:style-name="T19_2">:<text:s/></text:span><text:span text:style-name="T19_3">An</text:span><text:span text:style-name="T19_4"><text:s/></text:span><text:span text:style-name="T19_5">image</text:span><text:span text:style-name="T19_6"><text:s/></text:span><text:span text:style-name="T19_7">synthesis</text:span><text:span text:style-name="T19_8"><text:s/></text:span><text:span text:style-name="T19_9">system</text:span><text:span text:style-name="T19_10"><text:s/></text:span><text:span text:style-name="T19_11">based</text:span><text:span text:style-name="T19_12"><text:s/></text:span><text:span text:style-name="T19_13">on</text:span><text:span text:style-name="T19_14"><text:s/></text:span><text:span text:style-name="T19_15">ray</text:span><text:span text:style-name="T19_16">-</text:span><text:span text:style-name="T19_17">tracing</text:span><text:span text:style-name="T19_18"><text:s/></text:span><text:span text:style-name="T19_19">which</text:span><text:span text:style-name="T19_20"><text:s/></text:span><text:span text:style-name="T19_21">includes</text:span><text:span text:style-name="T19_22"><text:s/></text:span><text:span text:style-name="T19_23">reflections</text:span><text:span text:style-name="T19_24">,<text:s/></text:span><text:span text:style-name="T19_25">refractions</text:span><text:span text:style-name="T19_26">,<text:s/></text:span><text:span text:style-name="T19_27">soft</text:span><text:span text:style-name="T19_28"><text:s/></text:span><text:span text:style-name="T19_29">shadows</text:span><text:span text:style-name="T19_30"><text:s/></text:span><text:span text:style-name="T19_31">and</text:span><text:span text:style-name="T19_32"><text:s/></text:span><text:span text:style-name="T19_33">depth</text:span><text:span text:style-name="T19_34"><text:s/></text:span><text:span text:style-name="T19_35">of</text:span><text:span text:style-name="T19_36"><text:s/></text:span><text:span text:style-name="T19_37">field</text:span><text:span text:style-name="T19_38">.</text:span></text:p>
        </text:list-item>
        <text:list-item>
          <text:p text:style-name="P20"><text:span text:style-name="T20_1">ClassBox</text:span><text:span text:style-name="T20_2">:</text:span><text:span text:style-name="T20_3"><text:s/></text:span><text:span text:style-name="T20_4">A</text:span><text:span text:style-name="T20_5"><text:s/></text:span><text:span text:style-name="T20_6">complete</text:span><text:span text:style-name="T20_7"><text:s/></text:span><text:span text:style-name="T20_8">productivity</text:span><text:span text:style-name="T20_9"><text:s/></text:span><text:span text:style-name="T20_10">suite</text:span><text:span text:style-name="T20_11"><text:s/></text:span><text:span text:style-name="T20_12">for</text:span><text:span text:style-name="T20_13"><text:s/></text:span><text:span text:style-name="T20_14">schools</text:span><text:span text:style-name="T20_15"><text:s/></text:span><text:span text:style-name="T20_16">and</text:span><text:span text:style-name="T20_17"><text:s/></text:span><text:span text:style-name="T20_18">colleges</text:span><text:span text:style-name="T20_19"><text:s/></text:span><text:span text:style-name="T20_20">to</text:span><text:span text:style-name="T20_21"><text:s/></text:span><text:span text:style-name="T20_22">interact</text:span><text:span text:style-name="T20_23"><text:s/></text:span><text:span text:style-name="T20_24">effectively</text:span><text:span text:style-name="T20_25">.<text:s/></text:span><text:span text:style-name="T20_26">Features</text:span><text:span text:style-name="T20_27"><text:s/></text:span><text:span text:style-name="T20_28">include</text:span><text:span text:style-name="T20_29"><text:s/></text:span><text:span text:style-name="T20_30">an</text:span><text:span text:style-name="T20_31"><text:s/></text:span><text:span text:style-name="T20_32">interactive</text:span><text:span text:style-name="T20_33"><text:s/></text:span><text:span text:style-name="T20_34">drawing</text:span><text:span text:style-name="T20_35"><text:s/></text:span><text:span text:style-name="T20_36">board</text:span><text:span text:style-name="T20_37">,<text:s/></text:span><text:span text:style-name="T20_38">chat</text:span><text:span text:style-name="T20_39"><text:s/></text:span><text:span text:style-name="T20_40">rooms</text:span><text:span text:style-name="T20_41">,<text:s/></text:span><text:span text:style-name="T20_42">dedicated</text:span><text:span text:style-name="T20_43"><text:s/></text:span><text:span text:style-name="T20_44">forums</text:span><text:span text:style-name="T20_45">,<text:s/></text:span><text:span text:style-name="T20_46">quiz</text:span><text:span text:style-name="T20_47"><text:s/></text:span><text:span text:style-name="T20_48">generation</text:span><text:span text:style-name="T20_49"><text:s/></text:span><text:span text:style-name="T20_50">and</text:span><text:span text:style-name="T20_51"><text:s/></text:span><text:span text:style-name="T20_52">analytics</text:span><text:span text:style-name="T20_53">,<text:s/></text:span><text:span text:style-name="T20_54">push</text:span><text:span text:style-name="T20_55"><text:s/></text:span><text:span text:style-name="T20_56">notifications</text:span><text:span text:style-name="T20_57"><text:s/></text:span><text:span text:style-name="T20_58">e</text:span><text:span text:style-name="T20_59">.</text:span><text:span text:style-name="T20_60">t</text:span><text:span text:style-name="T20_61">.</text:span><text:span text:style-name="T20_62">c</text:span><text:span text:style-name="T20_63">.</text:span></text:p>
        </text:list-item>
        <text:list-item>
          <text:p text:style-name="P21"><text:span text:style-name="T21_1">ClubBox</text:span><text:span text:style-name="T21_2">:</text:span><text:span text:style-name="T21_3"><text:s/></text:span><text:span text:style-name="T21_4">A</text:span><text:span text:style-name="T21_5"><text:s/></text:span><text:span text:style-name="T21_6">python</text:span><text:span text:style-name="T21_7"><text:s/></text:span><text:span text:style-name="T21_8">based</text:span><text:span text:style-name="T21_9"><text:s/></text:span><text:span text:style-name="T21_10">club</text:span><text:span text:style-name="T21_11"><text:s/></text:span><text:span text:style-name="T21_12">management</text:span><text:span text:style-name="T21_13"><text:s/></text:span><text:span text:style-name="T21_14">system</text:span><text:span text:style-name="T21_15"><text:s/></text:span><text:span text:style-name="T21_16">where</text:span><text:span text:style-name="T21_17"><text:s/></text:span><text:span text:style-name="T21_18">club</text:span><text:span text:style-name="T21_19"><text:s/></text:span><text:span text:style-name="T21_20">in</text:span><text:span text:style-name="T21_21"><text:s/></text:span><text:span text:style-name="T21_22">charges</text:span><text:span text:style-name="T21_23"><text:s/></text:span><text:span text:style-name="T21_24">and</text:span><text:span text:style-name="T21_25"><text:s/></text:span><text:span text:style-name="T21_26">faculty</text:span><text:span text:style-name="T21_27"><text:s/></text:span><text:span text:style-name="T21_28">can</text:span><text:span text:style-name="T21_29"><text:s/></text:span><text:span text:style-name="T21_30">interact</text:span><text:span text:style-name="T21_31"><text:s/></text:span><text:span text:style-name="T21_32">with</text:span><text:span text:style-name="T21_33"><text:s/></text:span><text:span text:style-name="T21_34">the</text:span><text:span text:style-name="T21_35"><text:s/></text:span><text:span text:style-name="T21_36">club</text:span><text:span text:style-name="T21_37"><text:s/></text:span><text:span text:style-name="T21_38">executives</text:span><text:span text:style-name="T21_39"><text:s/></text:span><text:span text:style-name="T21_40">and</text:span><text:span text:style-name="T21_41"><text:s/></text:span><text:span text:style-name="T21_42">organized</text:span><text:span text:style-name="T21_43"><text:s/></text:span><text:span text:style-name="T21_44">events</text:span><text:span text:style-name="T21_45"><text:s/></text:span><text:span text:style-name="T21_46">effectively</text:span><text:span text:style-name="T21_47">.</text:span></text:p>
        </text:list-item>
        <text:list-item>
          <text:p text:style-name="P22"><text:span text:style-name="T22_1">Other</text:span><text:span text:style-name="T22_2"><text:s/></text:span><text:span text:style-name="T22_3">Hobby</text:span><text:span text:style-name="T22_4"><text:s/></text:span><text:span text:style-name="T22_5">Projects</text:span><text:span text:style-name="T22_6">:<text:s/></text:span><text:span text:style-name="T22_7">A</text:span><text:span text:style-name="T22_8"><text:s/></text:span><text:span text:style-name="T22_9">few</text:span><text:span text:style-name="T22_10"><text:s/></text:span><text:span text:style-name="T22_11">hobby</text:span><text:span text:style-name="T22_12"><text:s/></text:span><text:span text:style-name="T22_13">projects</text:span><text:span text:style-name="T22_14"><text:s/></text:span><text:span text:style-name="T22_15">on</text:span><text:span text:style-name="T22_16"><text:s/></text:span><text:span text:style-name="T22_17">various</text:span><text:span text:style-name="T22_18"><text:s/></text:span><text:span text:style-name="T22_19">aspects</text:span><text:span text:style-name="T22_20"><text:s/></text:span><text:span text:style-name="T22_21">of</text:span><text:span text:style-name="T22_22"><text:s/></text:span><text:span text:style-name="T22_23">computer</text:span><text:span text:style-name="T22_24"><text:s/></text:span><text:span text:style-name="T22_25">science</text:span><text:span text:style-name="T22_26"><text:s/></text:span><text:span text:style-name="T22_27">and</text:span><text:span text:style-name="T22_28"><text:s/></text:span><text:span text:style-name="T22_29">engineering</text:span><text:span text:style-name="T22_30"><text:s/></text:span><text:span text:style-name="T22_31">are</text:span><text:span text:style-name="T22_32"><text:s/></text:span><text:span text:style-name="T22_33">hosted</text:span><text:span text:style-name="T22_34"><text:s/></text:span><text:span text:style-name="T22_35">at</text:span><text:span text:style-name="T22_36"><text:s/></text:span><text:span text:style-name="T22_37"><text:a xlink:type="simple" xlink:href="http://github.com/sricharanized"><text:span text:style-name="T22_38">http</text:span></text:a></text:span><text:span text:style-name="T22_39"><text:a xlink:type="simple" xlink:href="http://github.com/sricharanized"><text:span text:style-name="T22_40">://</text:span></text:a></text:span><text:span text:style-name="T22_41"><text:a xlink:type="simple" xlink:href="http://github.com/sricharanized"><text:span text:style-name="T22_42">github</text:span></text:a></text:span><text:span text:style-name="T22_43"><text:a xlink:type="simple" xlink:href="http://github.com/sricharanized"><text:span text:style-name="T22_44">.</text:span></text:a></text:span><text:span text:style-name="T22_45"><text:a xlink:type="simple" xlink:href="http://github.com/sricharanized"><text:span text:style-name="T22_46">com</text:span></text:a></text:span><text:span text:style-name="T22_47"><text:a xlink:type="simple" xlink:href="http://github.com/sricharanized"><text:span text:style-name="T22_48">/</text:span></text:a></text:span><text:span text:style-name="T22_49"><text:a xlink:type="simple" xlink:href="http://github.com/sricharanized"><text:span text:style-name="T22_50">sricharanized</text:span></text:a></text:span><text:span text:style-name="T22_51">.</text:span></text:p>
        </text:list-item>
        <text:list-item>
          <text:p text:style-name="P23"><text:span text:style-name="T23_1">Linux</text:span><text:span text:style-name="T23_2"><text:s/></text:span><text:span text:style-name="T23_3">Course</text:span><text:span text:style-name="T23_4"><text:s/></text:span><text:span text:style-name="T23_5">Certificate</text:span><text:span text:style-name="T23_6">:</text:span><text:span text:style-name="T23_7"><text:s/></text:span><text:span text:style-name="T23_8">Awarded</text:span><text:span text:style-name="T23_9"><text:s/></text:span><text:span text:style-name="T23_10">an</text:span><text:span text:style-name="T23_11"><text:s/></text:span><text:span text:style-name="T23_12">Honor</text:span><text:span text:style-name="T23_13"><text:s/></text:span><text:span text:style-name="T23_14">code</text:span><text:span text:style-name="T23_15"><text:s/></text:span><text:span text:style-name="T23_16">certificate</text:span><text:span text:style-name="T23_17"><text:s/></text:span><text:span text:style-name="T23_18">from</text:span><text:span text:style-name="T23_19"><text:s/></text:span><text:span text:style-name="T23_20">The</text:span><text:span text:style-name="T23_21"><text:s/></text:span><text:span text:style-name="T23_22">Linux</text:span><text:span text:style-name="T23_23"><text:s/></text:span><text:span text:style-name="T23_24">Foundation</text:span><text:span text:style-name="T23_25"><text:s/></text:span><text:span text:style-name="T23_26">for</text:span><text:span text:style-name="T23_27"><text:s/></text:span><text:span text:style-name="T23_28">completing</text:span><text:span text:style-name="T23_29"><text:s/></text:span><text:span text:style-name="T23_30">an</text:span><text:span text:style-name="T23_31"><text:s/></text:span><text:span text:style-name="T23_32">introductory</text:span><text:span text:style-name="T23_33"><text:s/></text:span><text:span text:style-name="T23_34">course</text:span><text:span text:style-name="T23_35"><text:s/></text:span><text:span text:style-name="T23_36">in</text:span><text:span text:style-name="T23_37"><text:s/></text:span><text:span text:style-name="T23_38">Linux</text:span><text:span text:style-name="T23_39">.</text:span></text:p>
        </text:list-item>
        <text:list-item>
          <text:p text:style-name="P24"><text:span text:style-name="T24_1">Java</text:span><text:span text:style-name="T24_2"><text:s/></text:span><text:span text:style-name="T24_3">Certificate</text:span><text:span text:style-name="T24_4">:<text:s/></text:span><text:span text:style-name="T24_5">Awarded</text:span><text:span text:style-name="T24_6"><text:s/></text:span><text:span text:style-name="T24_7">a</text:span><text:span text:style-name="T24_8"><text:s/></text:span><text:span text:style-name="T24_9">course</text:span><text:span text:style-name="T24_10"><text:s/></text:span><text:span text:style-name="T24_11">completion</text:span><text:span text:style-name="T24_12"><text:s/></text:span><text:span text:style-name="T24_13">certificate</text:span><text:span text:style-name="T24_14"><text:s/></text:span><text:span text:style-name="T24_15">from</text:span><text:span text:style-name="T24_16"><text:s/></text:span><text:span text:style-name="T24_17">Aptech</text:span><text:span text:style-name="T24_18"><text:s/></text:span><text:span text:style-name="T24_19">India</text:span><text:span text:style-name="T24_20"><text:s/></text:span><text:span text:style-name="T24_21">Pvt</text:span><text:span text:style-name="T24_22">.<text:s/></text:span><text:span text:style-name="T24_23">Ltd</text:span><text:span text:style-name="T24_24">.<text:s/></text:span><text:span text:style-name="T24_25">for</text:span><text:span text:style-name="T24_26"><text:s/></text:span><text:span text:style-name="T24_27">completing</text:span><text:span text:style-name="T24_28"><text:s/></text:span><text:span text:style-name="T24_29">the</text:span><text:span text:style-name="T24_30"><text:s/></text:span><text:span text:style-name="T24_31">J</text:span><text:span text:style-name="T24_32">2</text:span><text:span text:style-name="T24_33">SE</text:span><text:span text:style-name="T24_34"><text:s/></text:span><text:span text:style-name="T24_35">course</text:span><text:span text:style-name="T24_36"><text:s/></text:span><text:span text:style-name="T24_37">during</text:span><text:span text:style-name="T24_38"><text:s/></text:span><text:span text:style-name="T24_39">Summer</text:span><text:span text:style-name="T24_40"><text:s/>2014.</text:span></text:p>
        </text:list-item>
        <text:list-item>
          <text:p text:style-name="P25"><text:span text:style-name="T25_1">In</text:span><text:span text:style-name="T25_2">-</text:span><text:span text:style-name="T25_3">plant</text:span><text:span text:style-name="T25_4"><text:s/></text:span><text:span text:style-name="T25_5">Training</text:span><text:span text:style-name="T25_6">:<text:s/></text:span><text:span text:style-name="T25_7">Completed</text:span><text:span text:style-name="T25_8"><text:s/></text:span><text:span text:style-name="T25_9">a</text:span><text:span text:style-name="T25_10"><text:s/>2-</text:span><text:span text:style-name="T25_11">week</text:span><text:span text:style-name="T25_12"><text:s/></text:span><text:span text:style-name="T25_13">in</text:span><text:span text:style-name="T25_14">-</text:span><text:span text:style-name="T25_15">plant</text:span><text:span text:style-name="T25_16"><text:s/></text:span><text:span text:style-name="T25_17">training</text:span><text:span text:style-name="T25_18"><text:s/></text:span><text:span text:style-name="T25_19">from</text:span><text:span text:style-name="T25_20"><text:s/></text:span><text:span text:style-name="T25_21">HCL</text:span><text:span text:style-name="T25_22"><text:s/></text:span><text:span text:style-name="T25_23">Technologies</text:span><text:span text:style-name="T25_24">,<text:s/></text:span><text:span text:style-name="T25_25">Chennai</text:span><text:span text:style-name="T25_26">,<text:s/></text:span><text:span text:style-name="T25_27">during</text:span><text:span text:style-name="T25_28"><text:s/></text:span><text:span text:style-name="T25_29">winter</text:span><text:span text:style-name="T25_30"><text:s/>2013.<text:s text:c="2"/></text:span><text:span text:style-name="T25_31">Gained</text:span><text:span text:style-name="T25_32"><text:s/></text:span><text:span text:style-name="T25_33">industrial</text:span><text:span text:style-name="T25_34"><text:s/></text:span><text:span text:style-name="T25_35">exposure</text:span><text:span text:style-name="T25_36"><text:s/></text:span><text:span text:style-name="T25_37">of</text:span><text:span text:style-name="T25_38"><text:s/></text:span><text:span text:style-name="T25_39">real</text:span><text:span text:style-name="T25_40">-</text:span><text:span text:style-name="T25_41">world</text:span><text:span text:style-name="T25_42"><text:s/></text:span><text:span text:style-name="T25_43">software</text:span><text:span text:style-name="T25_44"><text:s/></text:span><text:span text:style-name="T25_45">development</text:span><text:span text:style-name="T25_46">.<text:s/></text:span><text:span text:style-name="T25_47">Attended</text:span><text:span text:style-name="T25_48"><text:s/></text:span><text:span text:style-name="T25_49">workshops</text:span><text:span text:style-name="T25_50"><text:s/></text:span><text:span text:style-name="T25_51">on</text:span><text:span text:style-name="T25_52"><text:s/></text:span><text:span text:style-name="T25_53">Android</text:span><text:span text:style-name="T25_54"><text:s/></text:span><text:span text:style-name="T25_55">application</text:span><text:span text:style-name="T25_56"><text:s/></text:span><text:span text:style-name="T25_57">development</text:span><text:span text:style-name="T25_58"><text:s/></text:span><text:span text:style-name="T25_59">and</text:span><text:span text:style-name="T25_60"><text:s/></text:span><text:span text:style-name="T25_61">PC</text:span><text:span text:style-name="T25_62"><text:s/></text:span><text:span text:style-name="T25_63">hardware</text:span><text:span text:style-name="T25_64">.</text:span></text:p>
        </text:list-item>
      </text:list>
      <text:p text:style-name="P26"/>
      <text:p text:style-name="P27"/>
      <text:p text:style-name="P28"/>
      <text:p text:style-name="P29"/>
      <text:p text:style-name="P30"><text:span text:style-name="T30_1">A</text:span><text:span text:style-name="T30_2">ffiliations</text:span></text:p>
      <text:list text:style-name="LS4" xml:id="list16">
        <text:list-item>
          <text:p text:style-name="P31"><text:span text:style-name="T31_1">Forum</text:span><text:span text:style-name="T31_2"><text:s/></text:span><text:span text:style-name="T31_3">for</text:span><text:span text:style-name="T31_4"><text:s/></text:span><text:span text:style-name="T31_5">Aspiring</text:span><text:span text:style-name="T31_6"><text:s/></text:span><text:span text:style-name="T31_7">Computer</text:span><text:span text:style-name="T31_8"><text:s/></text:span><text:span text:style-name="T31_9">Engineers</text:span><text:span text:style-name="T31_10"><text:s/>(</text:span><text:span text:style-name="T31_11">FACE</text:span><text:span text:style-name="T31_12">):<text:s/></text:span><text:span text:style-name="T31_13">Acted</text:span><text:span text:style-name="T31_14"><text:s/></text:span><text:span text:style-name="T31_15">as</text:span><text:span text:style-name="T31_16"><text:s/></text:span><text:span text:style-name="T31_17">an</text:span><text:span text:style-name="T31_18"><text:s/></text:span><text:span text:style-name="T31_19">executive</text:span><text:span text:style-name="T31_20"><text:s/></text:span><text:span text:style-name="T31_21">member</text:span><text:span text:style-name="T31_22">/<text:s/></text:span><text:span text:style-name="T31_23">office</text:span><text:span text:style-name="T31_24"><text:s/></text:span><text:span text:style-name="T31_25">bearer</text:span><text:span text:style-name="T31_26"><text:s/></text:span><text:span text:style-name="T31_27">of</text:span><text:span text:style-name="T31_28"><text:s/></text:span><text:span text:style-name="T31_29">FACE</text:span><text:span text:style-name="T31_30">,<text:s/></text:span><text:span text:style-name="T31_31">the</text:span><text:span text:style-name="T31_32"><text:s/></text:span><text:span text:style-name="T31_33">computer</text:span><text:span text:style-name="T31_34"><text:s/></text:span><text:span text:style-name="T31_35">science</text:span><text:span text:style-name="T31_36"><text:s/></text:span><text:span text:style-name="T31_37">forum</text:span><text:span text:style-name="T31_38"><text:s/></text:span><text:span text:style-name="T31_39">of</text:span><text:span text:style-name="T31_40"><text:s/></text:span><text:span text:style-name="T31_41">Amrita</text:span><text:span text:style-name="T31_42"><text:s/></text:span><text:span text:style-name="T31_43">School</text:span><text:span text:style-name="T31_44"><text:s/></text:span><text:span text:style-name="T31_45">of</text:span><text:span text:style-name="T31_46"><text:s/></text:span><text:span text:style-name="T31_47">Engineering</text:span><text:span text:style-name="T31_48">,<text:s/></text:span><text:span text:style-name="T31_49">Bangalore</text:span><text:span text:style-name="T31_50">.<text:s/></text:span><text:span text:style-name="T31_51">Helped</text:span><text:span text:style-name="T31_52"><text:s/></text:span><text:span text:style-name="T31_53">in</text:span><text:span text:style-name="T31_54"><text:s/></text:span><text:span text:style-name="T31_55">organizing</text:span><text:span text:style-name="T31_56"><text:s/></text:span><text:span text:style-name="T31_57">many</text:span><text:span text:style-name="T31_58"><text:s/></text:span><text:span text:style-name="T31_59">events</text:span><text:span text:style-name="T31_60">,</text:span><text:span text:style-name="T31_61">seminars</text:span><text:span text:style-name="T31_62"><text:s/></text:span><text:span text:style-name="T31_63">and</text:span><text:span text:style-name="T31_64"><text:s/></text:span><text:span text:style-name="T31_65">workshops</text:span><text:span text:style-name="T31_66"><text:s/></text:span><text:span text:style-name="T31_67">aimed</text:span><text:span text:style-name="T31_68"><text:s/></text:span><text:span text:style-name="T31_69">at</text:span><text:span text:style-name="T31_70"><text:s/></text:span><text:span text:style-name="T31_71">imparting</text:span><text:span text:style-name="T31_72"><text:s/></text:span><text:span text:style-name="T31_73">knowledge</text:span><text:span text:style-name="T31_74"><text:s/></text:span><text:span text:style-name="T31_75">in</text:span><text:span text:style-name="T31_76"><text:s/></text:span><text:span text:style-name="T31_77">the</text:span><text:span text:style-name="T31_78"><text:s/></text:span><text:span text:style-name="T31_79">field</text:span><text:span text:style-name="T31_80"><text:s/></text:span><text:span text:style-name="T31_81">of</text:span><text:span text:style-name="T31_82"><text:s/></text:span><text:span text:style-name="T31_83">computer</text:span><text:span text:style-name="T31_84"><text:s/></text:span><text:span text:style-name="T31_85">science</text:span><text:span text:style-name="T31_86"><text:s/></text:span><text:span text:style-name="T31_87">and</text:span><text:span text:style-name="T31_88"><text:s/></text:span><text:span text:style-name="T31_89">technology</text:span><text:span text:style-name="T31_90">.</text:span></text:p>
        </text:list-item>
      </text:list>
      <text:p text:style-name="P32"/>
      <text:p text:style-name="P33"><text:span text:style-name="T33_1">M</text:span><text:span text:style-name="T33_2">agazine</text:span><text:span text:style-name="T33_3"><text:s/></text:span><text:span text:style-name="T33_4">Publications</text:span><text:span text:style-name="T33_5">:</text:span></text:p>
      <text:list text:style-name="LS5" xml:id="list17">
        <text:list-item>
          <text:p text:style-name="P34"><text:span text:style-name="T34_1">Open</text:span><text:span text:style-name="T34_2">-</text:span><text:span text:style-name="T34_3">Source</text:span><text:span text:style-name="T34_4"><text:s/></text:span><text:span text:style-name="T34_5">Licensing</text:span><text:span text:style-name="T34_6"><text:s/></text:span><text:span text:style-name="T34_7">Guide</text:span><text:span text:style-name="T34_8"><text:s/></text:span><text:span text:style-name="T34_9">-<text:s/></text:span><text:span text:style-name="T34_10">Open</text:span><text:span text:style-name="T34_11"><text:s/></text:span><text:span text:style-name="T34_12">Source</text:span><text:span text:style-name="T34_13"><text:s/></text:span><text:span text:style-name="T34_14">for</text:span><text:span text:style-name="T34_15"><text:s/></text:span><text:span text:style-name="T34_16">You</text:span><text:span text:style-name="T34_17"><text:s/>(</text:span><text:span text:style-name="T34_18">OSFY</text:span><text:span text:style-name="T34_19">)</text:span></text:p>
        </text:list-item>
        <text:list-item>
          <text:p text:style-name="P35"><text:span text:style-name="T35_1">Getting</text:span><text:span text:style-name="T35_2"><text:s/></text:span><text:span text:style-name="T35_3">Started</text:span><text:span text:style-name="T35_4"><text:s/></text:span><text:span text:style-name="T35_5">with</text:span><text:span text:style-name="T35_6"><text:s/></text:span><text:span text:style-name="T35_7">Dart</text:span><text:span text:style-name="T35_8"><text:s/></text:span><text:span text:style-name="T35_9">Programming</text:span><text:span text:style-name="T35_10"><text:s/></text:span><text:span text:style-name="T35_11">Language</text:span><text:span text:style-name="T35_12"><text:s/></text:span><text:span text:style-name="T35_13">-<text:s/></text:span><text:span text:style-name="T35_14">Open</text:span><text:span text:style-name="T35_15"><text:s/></text:span><text:span text:style-name="T35_16">Source</text:span><text:span text:style-name="T35_17"><text:s/></text:span><text:span text:style-name="T35_18">for</text:span><text:span text:style-name="T35_19"><text:s/></text:span><text:span text:style-name="T35_20">You</text:span><text:span text:style-name="T35_21"><text:s/>(</text:span><text:span text:style-name="T35_22">OSFY</text:span><text:span text:style-name="T35_23">)<text:s/>-<text:s/></text:span><text:span text:style-name="T35_24">October</text:span><text:span text:style-name="T35_25"><text:s/>2015</text:span></text:p>
        </text:list-item>
        <text:list-item>
          <text:p text:style-name="P36"><text:span text:style-name="T36_1">How</text:span><text:span text:style-name="T36_2"><text:s/></text:span><text:span text:style-name="T36_3">students</text:span><text:span text:style-name="T36_4"><text:s/></text:span><text:span text:style-name="T36_5">can</text:span><text:span text:style-name="T36_6"><text:s/></text:span><text:span text:style-name="T36_7">contribute</text:span><text:span text:style-name="T36_8"><text:s/></text:span><text:span text:style-name="T36_9">to</text:span><text:span text:style-name="T36_10"><text:s/></text:span><text:span text:style-name="T36_11">FOSS</text:span><text:span text:style-name="T36_12"><text:s/>-<text:s/></text:span><text:span text:style-name="T36_13">Open</text:span><text:span text:style-name="T36_14"><text:s/></text:span><text:span text:style-name="T36_15">Source</text:span><text:span text:style-name="T36_16"><text:s/></text:span><text:span text:style-name="T36_17">for</text:span><text:span text:style-name="T36_18"><text:s/></text:span><text:span text:style-name="T36_19">You</text:span><text:span text:style-name="T36_20"><text:s/>(</text:span><text:span text:style-name="T36_21">OSFY</text:span><text:span text:style-name="T36_22">)<text:s/>-<text:s/></text:span><text:span text:style-name="T36_23">August</text:span><text:span text:style-name="T36_24"><text:s/>2015</text:span></text:p>
        </text:list-item>
        <text:list-item>
          <text:p text:style-name="P37"><text:span text:style-name="T37_1">Generating</text:span><text:span text:style-name="T37_2"><text:s/></text:span><text:span text:style-name="T37_3">Graphics</text:span><text:span text:style-name="T37_4"><text:s/></text:span><text:span text:style-name="T37_5">with</text:span><text:span text:style-name="T37_6"><text:s/></text:span><text:span text:style-name="T37_7">OpenGL</text:span><text:span text:style-name="T37_8"><text:s/>-<text:s/></text:span><text:span text:style-name="T37_9">Open</text:span><text:span text:style-name="T37_10"><text:s/></text:span><text:span text:style-name="T37_11">Source</text:span><text:span text:style-name="T37_12"><text:s/></text:span><text:span text:style-name="T37_13">for</text:span><text:span text:style-name="T37_14"><text:s/></text:span><text:span text:style-name="T37_15">You</text:span><text:span text:style-name="T37_16"><text:s/>(</text:span><text:span text:style-name="T37_17">OSFY</text:span><text:span text:style-name="T37_18">)<text:s/>-<text:s/></text:span><text:span text:style-name="T37_19">July</text:span><text:span text:style-name="T37_20"><text:s/>2015</text:span></text:p>
        </text:list-item>
        <text:list-item>
          <text:p text:style-name="P38"><text:span text:style-name="T38_1">Source</text:span><text:span text:style-name="T38_2"><text:s/></text:span><text:span text:style-name="T38_3">code</text:span><text:span text:style-name="T38_4"><text:s/></text:span><text:span text:style-name="T38_5">Management</text:span><text:span text:style-name="T38_6"><text:s/></text:span><text:span text:style-name="T38_7">with</text:span><text:span text:style-name="T38_8"><text:s/></text:span><text:span text:style-name="T38_9">Git</text:span><text:span text:style-name="T38_10"><text:s/>-<text:s/></text:span><text:span text:style-name="T38_11">Sanchita</text:span><text:span text:style-name="T38_12"><text:s/>(</text:span><text:span text:style-name="T38_13">Annual</text:span><text:span text:style-name="T38_14"><text:s/></text:span><text:span text:style-name="T38_15">college</text:span><text:span text:style-name="T38_16"><text:s/></text:span><text:span text:style-name="T38_17">magazine</text:span><text:span text:style-name="T38_18">)<text:s/>-<text:s/></text:span><text:span text:style-name="T38_19">Academic</text:span><text:span text:style-name="T38_20"><text:s/></text:span><text:span text:style-name="T38_21">year</text:span><text:span text:style-name="T38_22"><text:s/>-<text:s/>2015</text:span></text:p>
        </text:list-item>
      </text:list>
      <text:p text:style-name="P39"/>
      <text:p text:style-name="P40"><text:span text:style-name="T40_1"><text:tab/></text:span><text:span text:style-name="T40_2">O</text:span><text:span text:style-name="T40_3">ther</text:span><text:span text:style-name="T40_4"><text:s/></text:span><text:span text:style-name="T40_5">Information</text:span></text:p>
      <text:list text:style-name="LS6" xml:id="list22">
        <text:list-item>
          <text:p text:style-name="P41"><text:span text:style-name="T41_1">Github</text:span><text:span text:style-name="T41_2">:<text:s/></text:span><text:span text:style-name="T41_3"><text:a xlink:type="simple" xlink:href="http://github.com/sricharanized"><text:span text:style-name="T41_4">http</text:span></text:a></text:span><text:span text:style-name="T41_5"><text:a xlink:type="simple" xlink:href="http://github.com/sricharanized"><text:span text:style-name="T41_6">://</text:span></text:a></text:span><text:span text:style-name="T41_7"><text:a xlink:type="simple" xlink:href="http://github.com/sricharanized"><text:span text:style-name="T41_8">github</text:span></text:a></text:span><text:span text:style-name="T41_9"><text:a xlink:type="simple" xlink:href="http://github.com/sricharanized"><text:span text:style-name="T41_10">.</text:span></text:a></text:span><text:span text:style-name="T41_11"><text:a xlink:type="simple" xlink:href="http://github.com/sricharanized"><text:span text:style-name="T41_12">com</text:span></text:a></text:span><text:span text:style-name="T41_13"><text:a xlink:type="simple" xlink:href="http://github.com/sricharanized"><text:span text:style-name="T41_14">/</text:span></text:a></text:span><text:span text:style-name="T41_15"><text:a xlink:type="simple" xlink:href="http://github.com/sricharanized"><text:span text:style-name="T41_16">sricharanized</text:span></text:a></text:span></text:p>
        </text:list-item>
        <text:list-item>
          <text:p text:style-name="P42"><text:span text:style-name="T42_1">Twitter</text:span><text:span text:style-name="T42_2">:</text:span><text:span text:style-name="T42_3"><text:s/>@</text:span><text:span text:style-name="T42_4">TheRaincrash</text:span></text:p>
        </text:list-item>
        <text:list-item>
          <text:p text:style-name="P43"><text:span text:style-name="T43_1">Date</text:span><text:span text:style-name="T43_2"><text:s/></text:span><text:span text:style-name="T43_3">of</text:span><text:span text:style-name="T43_4"><text:s/></text:span><text:span text:style-name="T43_5">Birth</text:span><text:span text:style-name="T43_6">:</text:span><text:span text:style-name="T43_7"><text:s/>12</text:span><text:span text:style-name="T43_8">th</text:span><text:span text:style-name="T43_9"><text:s/></text:span><text:span text:style-name="T43_10">October</text:span><text:span text:style-name="T43_11"><text:s/>1994</text:span></text:p>
        </text:list-item>
        <text:list-item>
          <text:p text:style-name="P44"><text:span text:style-name="T44_1">Linguistic</text:span><text:span text:style-name="T44_2"><text:s/></text:span><text:span text:style-name="T44_3">Proficiency</text:span><text:span text:style-name="T44_4">:</text:span><text:span text:style-name="T44_5"><text:s/></text:span><text:span text:style-name="T44_6">English</text:span><text:span text:style-name="T44_7">,<text:s/></text:span><text:span text:style-name="T44_8">Hindi</text:span><text:span text:style-name="T44_9"><text:s/></text:span><text:span text:style-name="T44_10">and</text:span><text:span text:style-name="T44_11"><text:s/></text:span><text:span text:style-name="T44_12">Telugu</text:span></text:p>
        </text:list-item>
        <text:list-item>
          <text:p text:style-name="P45"><text:span text:style-name="T45_1">Hobbies</text:span><text:span text:style-name="T45_2">:</text:span><text:span text:style-name="T45_3"><text:s/></text:span><text:span text:style-name="T45_4">Reading</text:span><text:span text:style-name="T45_5"><text:s/></text:span><text:span text:style-name="T45_6">manga</text:span><text:span text:style-name="T45_7">,<text:s/></text:span><text:span text:style-name="T45_8">Watching</text:span><text:span text:style-name="T45_9"><text:s/></text:span><text:span text:style-name="T45_10">Anime</text:span><text:span text:style-name="T45_11"><text:s/></text:span><text:span text:style-name="T45_12">and</text:span><text:span text:style-name="T45_13"><text:s/></text:span><text:span text:style-name="T45_14">Sitco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➢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➢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➢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➢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➢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➢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